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0.14pt"/>
    </style:style>
    <style:style style:name="co2" style:family="table-column">
      <style:table-column-properties fo:break-before="auto" style:column-width="98.45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92.64pt"/>
    </style:style>
    <style:style style:name="co5" style:family="table-column">
      <style:table-column-properties fo:break-before="auto" style:column-width="108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0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5"/>
    <style:style style:name="ce3" style:family="table-cell" style:parent-style-name="Default" style:data-style-name="N121"/>
    <style:style style:name="ce4" style:family="table-cell" style:parent-style-name="Default" style:data-style-name="N123"/>
    <style:style style:name="ce5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35.69pt" svg:height="519.7pt" svg:x="37.47pt" svg:y="192.87pt">
            <loext:p draw:notify-on-update-of-ranges="Sheet1.B9:Sheet1.B12 Sheet1.C9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5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.00000000</text:p>
          </table:table-cell>
          <table:table-cell office:value-type="float" office:value="4700" calcext:value-type="float">
            <text:p>4700</text:p>
          </table:table-cell>
          <table:table-cell office:value-type="float" office:value="1000" calcext:value-type="float">
            <text:p>1000</text:p>
          </table:table-cell>
          <table:table-cell office:value-type="float" office:value="940" calcext:value-type="float">
            <text:p>940.000000</text:p>
          </table:table-cell>
          <table:table-cell/>
          <table:table-cell office:value-type="string" calcext:value-type="string">
            <text:p>PV voltage</text:p>
          </table:table-cell>
        </table:table-row>
        <table:table-row table:style-name="ro1">
          <table:table-cell office:value-type="float" office:value="0.1279" calcext:value-type="float">
            <text:p>0.1279</text:p>
          </table:table-cell>
          <table:table-cell table:formula="of:=[.B3]/10" office:value-type="float" office:value="0.000000947" calcext:value-type="float">
            <text:p>0.00000095</text:p>
          </table:table-cell>
          <table:table-cell table:number-columns-repeated="2"/>
          <table:table-cell office:value-type="float" office:value="0" calcext:value-type="float">
            <text:p>.000000</text:p>
          </table:table-cell>
          <table:table-cell/>
          <table:table-cell table:formula="of:=[.A2]+[.E2]" office:value-type="float" office:value="0.1279" calcext:value-type="float">
            <text:p>0.127900</text:p>
          </table:table-cell>
        </table:table-row>
        <table:table-row table:style-name="ro1">
          <table:table-cell office:value-type="float" office:value="0.0947" calcext:value-type="float">
            <text:p>0.0947</text:p>
          </table:table-cell>
          <table:table-cell table:formula="of:=[.A3]/[.B1]" office:value-type="float" office:value="0.00000947" calcext:value-type="float">
            <text:p>0.00000947</text:p>
          </table:table-cell>
          <table:table-cell table:number-columns-repeated="2"/>
          <table:table-cell table:formula="of:=[.B3]*[.E1]" office:value-type="float" office:value="0.0089018" calcext:value-type="float">
            <text:p>.008902</text:p>
          </table:table-cell>
          <table:table-cell/>
          <table:table-cell table:formula="of:=[.A3]+[.E3]" office:value-type="float" office:value="0.1036018" calcext:value-type="float">
            <text:p>0.103602</text:p>
          </table:table-cell>
        </table:table-row>
        <table:table-row table:style-name="ro1">
          <table:table-cell office:value-type="float" office:value="0.0756" calcext:value-type="float">
            <text:p>0.0756</text:p>
          </table:table-cell>
          <table:table-cell table:formula="of:=[.A4]/[.C1]" office:value-type="float" office:value="0.0000160851063829787" calcext:value-type="float">
            <text:p>0.00001609</text:p>
          </table:table-cell>
          <table:table-cell table:number-columns-repeated="2"/>
          <table:table-cell table:formula="of:=[.B4]*[.E1]" office:value-type="float" office:value="0.01512" calcext:value-type="float">
            <text:p>.015120</text:p>
          </table:table-cell>
          <table:table-cell/>
          <table:table-cell table:formula="of:=[.A4]+[.E4]" office:value-type="float" office:value="0.09072" calcext:value-type="float">
            <text:p>0.090720</text:p>
          </table:table-cell>
        </table:table-row>
        <table:table-row table:style-name="ro1">
          <table:table-cell office:value-type="float" office:value="0.0286" calcext:value-type="float">
            <text:p>0.0286</text:p>
          </table:table-cell>
          <table:table-cell table:formula="of:=[.A5]/[.D1]" office:value-type="float" office:value="0.0000286" calcext:value-type="float">
            <text:p>0.00002860</text:p>
          </table:table-cell>
          <table:table-cell table:number-columns-repeated="2"/>
          <table:table-cell table:formula="of:=[.B5]*[.E1]" office:value-type="float" office:value="0.026884" calcext:value-type="float">
            <text:p>.026884</text:p>
          </table:table-cell>
          <table:table-cell/>
          <table:table-cell table:formula="of:=[.A5]+[.E5]" office:value-type="float" office:value="0.055484" calcext:value-type="float">
            <text:p>0.05548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panel voltage</text:p>
          </table:table-cell>
          <table:table-cell office:value-type="string" calcext:value-type="string">
            <text:p>panel power</text:p>
          </table:table-cell>
          <table:table-cell table:number-columns-repeated="4"/>
        </table:table-row>
        <table:table-row table:style-name="ro1">
          <table:table-cell table:style-name="ce1" table:formula="of:=[.A1]" office:value-type="float" office:value="100000" calcext:value-type="float">
            <text:p>100,000</text:p>
          </table:table-cell>
          <table:table-cell table:formula="of:=[.G2]" office:value-type="float" office:value="0.1279" calcext:value-type="float">
            <text:p>0.12790000</text:p>
          </table:table-cell>
          <table:table-cell table:style-name="ce3" table:formula="of:=[.A2]*[.B2]" office:value-type="float" office:value="0.0000001211213" calcext:value-type="float">
            <text:p>0.000000121</text:p>
          </table:table-cell>
          <table:table-cell table:number-columns-repeated="4"/>
        </table:table-row>
        <table:table-row table:style-name="ro1">
          <table:table-cell table:style-name="ce1" office:value-type="float" office:value="10000" calcext:value-type="float">
            <text:p>10,000</text:p>
          </table:table-cell>
          <table:table-cell table:formula="of:=[.G3]" office:value-type="float" office:value="0.1036018" calcext:value-type="float">
            <text:p>0.10360180</text:p>
          </table:table-cell>
          <table:table-cell table:style-name="ce3" table:formula="of:=[.B10]*[.B3]" office:value-type="float" office:value="0.000000981109046" calcext:value-type="float">
            <text:p>0.000000981</text:p>
          </table:table-cell>
          <table:table-cell table:number-columns-repeated="4"/>
        </table:table-row>
        <table:table-row table:style-name="ro1">
          <table:table-cell table:style-name="ce1" table:formula="of:=[.C1]" office:value-type="float" office:value="4700" calcext:value-type="float">
            <text:p>4,700</text:p>
          </table:table-cell>
          <table:table-cell table:formula="of:=[.G4]" office:value-type="float" office:value="0.09072" calcext:value-type="float">
            <text:p>0.09072000</text:p>
          </table:table-cell>
          <table:table-cell table:style-name="ce3" table:formula="of:=[.B11]*[.B4]" office:value-type="float" office:value="0.00000145924085106383" calcext:value-type="float">
            <text:p>0.000001459</text:p>
          </table:table-cell>
          <table:table-cell table:number-columns-repeated="4"/>
        </table:table-row>
        <table:table-row table:style-name="ro1">
          <table:table-cell table:style-name="ce1" table:formula="of:=[.D1]" office:value-type="float" office:value="1000" calcext:value-type="float">
            <text:p>1,000</text:p>
          </table:table-cell>
          <table:table-cell table:formula="of:=[.G5]" office:value-type="float" office:value="0.055484" calcext:value-type="float">
            <text:p>0.05548400</text:p>
          </table:table-cell>
          <table:table-cell table:style-name="ce3" table:formula="of:=[.B12]*[.B5]" office:value-type="float" office:value="0.0000015868424" calcext:value-type="float">
            <text:p>0.000001587</text:p>
          </table:table-cell>
          <table:table-cell table:number-columns-repeated="4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a1/b1" table:base-cell-address="$Sheet1.$B$2" table:cell-range-address="$Sheet1.$B$2"/>
        <table:named-range table:name="_1000" table:base-cell-address="$Sheet1.$D$1" table:cell-range-address="$Sheet1.$D$1"/>
        <table:named-range table:name="_10000" table:base-cell-address="$Sheet1.$B$1" table:cell-range-address="$Sheet1.$B$1"/>
        <table:named-range table:name="_10k" table:base-cell-address="$Sheet1.$B$1" table:cell-range-address="$Sheet1.$B$1"/>
        <table:named-range table:name="_4700" table:base-cell-address="$Sheet1.$C$1" table:cell-range-address="$Sheet1.$C$1"/>
        <table:named-range table:name="_940" table:base-cell-address="$Sheet1.$E$1" table:cell-range-address="$Sheet1.$E$1"/>
        <table:named-range table:name="_v1000" table:base-cell-address="$Sheet1.$A$5" table:cell-range-address="$Sheet1.$A$5"/>
        <table:named-range table:name="_v10000" table:base-cell-address="$Sheet1.$A$3" table:cell-range-address="$Sheet1.$A$3"/>
        <table:named-range table:name="_v4700" table:base-cell-address="$Sheet1.$A$4" table:cell-range-address="$Sheet1.$A$4"/>
        <table:named-range table:name="_voc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9" loext:min-decimal-places="9" number:min-integer-digits="5"/>
    </number:number-style>
    <number:number-style style:name="N123">
      <number:number number:decimal-places="6" loext:min-decimal-places="6" number:min-integer-digits="0" number:grouping="true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8" loext:min-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brooks</meta:initial-creator>
    <meta:creation-date>2015-09-29T19:13:54.123475121</meta:creation-date>
    <dc:date>2015-09-29T20:31:23.217590702</dc:date>
    <dc:creator>fred brooks</dc:creator>
    <meta:editing-duration>PT16M25S</meta:editing-duration>
    <meta:editing-cycles>2</meta:editing-cycles>
    <meta:generator>LibreOffice/5.0.2.2$Linux_x86 LibreOffice_project/00m0$Build-2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sort-by-x-values="true" chart:right-angled-axes="true"/>
    </style:style>
    <style:style style:name="ch6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12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1cm" svg:height="18.335cm" xlink:href=".." xlink:type="simple" chart:class="chart:scatter" chart:style-name="ch1">
        <chart:title svg:x="13.439cm" svg:y="0.2cm" chart:style-name="ch2">
          <text:p>Solar Panel in full moonlight</text:p>
        </chart:title>
        <chart:subtitle svg:x="13.335cm" svg:y="0.979cm" chart:style-name="ch3">
          <text:p>1940 ohms to open voltage model</text:p>
        </chart:subtitle>
        <chart:legend chart:legend-position="end" svg:x="30.011cm" svg:y="8.859cm" style:legend-expansion="high" chart:style-name="ch4"/>
        <chart:plot-area chart:style-name="ch5" table:cell-range-address="Sheet1.B9:Sheet1.C12" svg:x="0.767cm" svg:y="1.774cm" svg:width="30.36cm" svg:height="15.884cm">
          <chartooo:coordinate-region svg:x="3.174cm" svg:y="1.983cm" svg:width="26.977cm" svg:height="15.011cm"/>
          <chart:axis chart:dimension="x" chart:name="primary-x" chart:style-name="ch6">
            <chart:title svg:x="15.358cm" svg:y="17.791cm" chart:style-name="ch7">
              <text:p>Voltage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cm" svg:y="10.246cm" chart:style-name="ch11">
              <text:p>Power</text:p>
            </chart:title>
            <chart:grid chart:style-name="ch8" chart:class="major"/>
          </chart:axis>
          <chart:axis chart:dimension="y" chart:name="secondary-y" chart:style-name="ch12"/>
          <chart:series chart:attached-axis="primary-y" chart:style-name="ch13" chart:values-cell-range-address="Sheet1.C9:Sheet1.C12" chart:class="chart:scatter">
            <chart:domain table:cell-range-address="Sheet1.B9:Sheet1.B12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79">
                <text:p>0.1279</text:p>
                <draw:g>
                  <svg:desc>Sheet1.B9:Sheet1.B12</svg:desc>
                </draw:g>
              </table:table-cell>
              <table:table-cell office:value-type="float" office:value="0.0000001211213">
                <text:p>0.0000001211213</text:p>
                <draw:g>
                  <svg:desc>Sheet1.C9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6018">
                <text:p>0.1036018</text:p>
              </table:table-cell>
              <table:table-cell office:value-type="float" office:value="0.000000981109046">
                <text:p>0.000000981109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072">
                <text:p>0.09072</text:p>
              </table:table-cell>
              <table:table-cell office:value-type="float" office:value="0.00000145924085106383">
                <text:p>0.00000145924085106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484">
                <text:p>0.055484</text:p>
              </table:table-cell>
              <table:table-cell office:value-type="float" office:value="0.0000015868424">
                <text:p>0.0000015868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